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0.9846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.policies</text:p>
          </table:table-cell>
          <table:table-cell office:value-type="string">
            <text:p>virtual composition</text:p>
          </table:table-cell>
          <table:table-cell office:value-type="string">
            <text:p>physical mapping</text:p>
          </table:table-cell>
          <table:table-cell office:value-type="string">
            <text:p>Physical rul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string">
            <text:p>13+3+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25+3+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  <table:table-cell office:value-type="string">
            <text:p>48+3+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string">
            <text:p>71+3+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string">
            <text:p>94+3+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1/07/2016</text:date>, <text:time>13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5T15:34:17</meta:creation-date>
    <meta:generator>OpenOffice/4.1.2$Unix OpenOffice.org_project/412m3$Build-9782</meta:generator>
    <dc:date>2016-01-07T13:30:07</dc:date>
    <dc:creator>messaoud aouadj</dc:creator>
    <meta:editing-duration>PT2H6M18S</meta:editing-duration>
    <meta:editing-cycles>4</meta:editing-cycles>
    <meta:document-statistic meta:table-count="3" meta:cell-count="24" meta:object-count="0"/>
  </office:meta>
</office:document-meta>
</file>